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9f75" officeooo:paragraph-rsid="00109f75"/>
    </style:style>
    <style:style style:name="P2" style:family="paragraph" style:parent-style-name="Standard">
      <style:text-properties officeooo:paragraph-rsid="00109f75"/>
    </style:style>
    <style:style style:name="P3" style:family="paragraph" style:parent-style-name="Standard">
      <style:text-properties officeooo:rsid="00109f75" officeooo:paragraph-rsid="00109f7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9f75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09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рукция</text:p>
      <text:p text:style-name="P1"/>
      <text:p text:style-name="P2"><text:span text:style-name="T4">Изначально турникет находится в режиме ожидания, в данном режиме на вход ожидается </text:span><text:span text:style-name="T2">QR </text:span><text:span text:style-name="T4">код сертификата вакцинированного или переболевшего, а на выход билет.</text:span></text:p>
      <text:p text:style-name="P2"><text:span text:style-name="T4"/></text:p>
      <text:p text:style-name="P3"><text:span text:style-name="T3">Логика работы:</text:span></text:p>
      <text:p text:style-name="P3"><text:span text:style-name="T3">1 — Предъявить сертификат, дождаться его проверки (на экране на зеленом фоне появятся данные сертификата или красный знак ошибки). </text:span></text:p>
      <text:p text:style-name="P3"><text:span text:style-name="T3">2 — Предъявить </text:span><text:span text:style-name="T1">QR </text:span><text:span text:style-name="T3">код сертификатного контролера, после проверки на желтом фоне появится надпись -Предъявите билет.</text:span></text:p>
      <text:p text:style-name="P3"><text:span text:style-name="T3">3 — Предъявите билет, после успешной проверки на экране надпись -Пожалуйста проходите, и горит зеленый светофор, в случае не успешной проверки на красном фоне причина не допуска и горит красный светофор.</text:span></text:p>
      <text:p text:style-name="P3"><text:span text:style-name="T3">4 — При успешной проверке посетитель совершает проход при это на входном экране надпись -Пожалуйста подождите идет досмотр предыдущего посетителя, при этом до исчезновения этой надписи считывание </text:span><text:span text:style-name="T1">QR </text:span><text:span text:style-name="T3">кодов не производится (кроме как на выход).</text:span></text:p>
      <text:p text:style-name="P3"><text:span text:style-name="T3"/></text:p>
      <text:p text:style-name="P3"><text:span text:style-name="T3">Также допускается:</text:span></text:p>
      <text:p text:style-name="P3"><text:span text:style-name="T3">1 — Предъявить в режиме ожидания </text:span><text:span text:style-name="T1">QR </text:span><text:span text:style-name="T3">код сертификатного контролера (в случае если сертификат посетителя был проверен иным способом или ранее) турникет перейдет в режим ожидания билета далее предъявляем билет как описано выше.</text:span></text:p>
      <text:p text:style-name="P3"><text:span text:style-name="T3">2 — Предъявить </text:span><text:span text:style-name="T1">QR </text:span><text:span text:style-name="T3">код билетного контролера в режиме ожидания и при успешной проверке совершить проход.</text:span></text:p>
      <text:p text:style-name="P3"><text:span text:style-name="T3"/></text:p>
      <text:p text:style-name="P3"><text:span text:style-name="T3">При выходе предъявлять сертификат не нужно, только билет, далее аналогично входу, допускается совершать выход в режиме -Идет досмотр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16:47:21.619000000</meta:creation-date>
    <dc:date>2022-02-12T17:03:13.599000000</dc:date>
    <meta:editing-duration>PT11S</meta:editing-duration>
    <meta:editing-cycles>1</meta:editing-cycles>
    <meta:document-statistic meta:table-count="0" meta:image-count="0" meta:object-count="0" meta:page-count="1" meta:paragraph-count="11" meta:word-count="189" meta:character-count="1345" meta:non-whitespace-character-count="1160"/>
    <meta:generator>LibreOffice/7.0.3.1$Windows_X86_64 LibreOffice_project/d7547858d014d4cf69878db179d326fc3483e082</meta:generator>
  </office:meta>
</office:document-meta>
</file>